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40.8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ryophyll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anthophyllum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table:style-name="ce1" office:value-type="string" calcext:value-type="string">
            <text:p>spinosum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1:26:06.96810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1:35:46.396394202</dc:date>
    <meta:editing-duration>PT1H20M53S</meta:editing-duration>
    <meta:editing-cycles>6</meta:editing-cycles>
    <meta:generator>LibreOffice/6.0.7.3$Linux_X86_64 LibreOffice_project/00m0$Build-3</meta:generator>
    <meta:document-statistic meta:table-count="9" meta:cell-count="138" meta:object-count="0"/>
  </office:meta>
</office:document-meta>
</file>